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A2000000FCD61A07BC.png" manifest:media-type="image/png"/>
  <manifest:file-entry manifest:full-path="Pictures/10000000000001A3000000FF83B4BE9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outline1">
      <style:graphic-properties fo:min-height="11.929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.12cm"/>
    </style:style>
    <style:style style:name="P3" style:family="paragraph">
      <style:paragraph-properties fo:margin-top="0cm" fo:margin-bottom="0.12cm"/>
      <style:text-properties fo:font-size="12pt" style:font-size-asian="32pt" style:font-size-complex="32pt"/>
    </style:style>
    <style:style style:name="P4" style:family="paragraph">
      <style:text-properties fo:font-size="20pt"/>
    </style:style>
    <style:style style:name="T1" style:family="text">
      <style:text-properties fo:font-size="12pt" style:font-size-asian="32pt" style:font-size-complex="32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1.085cm" svg:height="6.746cm" svg:x="14.315cm" svg:y="-0.046cm">
          <draw:image xlink:href="Pictures/10000000000001A3000000FF83B4BE9B.png" xlink:type="simple" xlink:show="embed" xlink:actuate="onLoad">
            <text:p/>
          </draw:image>
        </draw:frame>
        <draw:frame draw:style-name="gr1" draw:text-style-name="P1" draw:layer="layout" svg:width="11.059cm" svg:height="6.667cm" svg:x="1.4cm" svg:y="0.021cm">
          <draw:image xlink:href="Pictures/10000000000001A2000000FCD61A07BC.png" xlink:type="simple" xlink:show="embed" xlink:actuate="onLoad">
            <text:p/>
          </draw:image>
        </draw:frame>
        <draw:frame presentation:style-name="pr1" draw:text-style-name="P3" draw:layer="layout" svg:width="2.2cm" svg:height="20.979cm" svg:x="-0.1cm" svg:y="0.021cm" presentation:class="outline" presentation:user-transformed="true">
          <draw:text-box>
            <text:list text:style-name="L1">
              <text:list-header>
                <text:p text:style-name="P2"><text:span text:style-name="T1">1</text:span></text:p>
                <text:p text:style-name="P2"><text:span text:style-name="T1">2</text:span></text:p>
                <text:p text:style-name="P2"><text:span text:style-name="T1">3</text:span></text:p>
                <text:p text:style-name="P2"><text:span text:style-name="T1">4</text:span></text:p>
                <text:p text:style-name="P2"><text:span text:style-name="T1">5</text:span></text:p>
                <text:p text:style-name="P2"><text:span text:style-name="T1">6</text:span></text:p>
                <text:p text:style-name="P2"><text:span text:style-name="T1">7</text:span></text:p>
                <text:p text:style-name="P2"><text:span text:style-name="T1">8</text:span></text:p>
                <text:p text:style-name="P2"><text:span text:style-name="T1">9</text:span></text:p>
                <text:p text:style-name="P2"><text:span text:style-name="T1">10</text:span></text:p>
                <text:p text:style-name="P2"><text:span text:style-name="T1">11</text:span></text:p>
              </text:list-header>
            </text:list>
          </draw:text-box>
        </draw:frame>
        <draw:frame presentation:style-name="pr1" draw:text-style-name="P3" draw:layer="layout" svg:width="2.2cm" svg:height="20.979cm" svg:x="12.3cm" svg:y="0cm" presentation:class="outline" presentation:user-transformed="true">
          <draw:text-box>
            <text:list text:style-name="L1">
              <text:list-header>
                <text:p text:style-name="P2"><text:span text:style-name="T1">12</text:span></text:p>
                <text:p text:style-name="P2"><text:span text:style-name="T1">13</text:span></text:p>
                <text:p text:style-name="P2"><text:span text:style-name="T1">14</text:span></text:p>
                <text:p text:style-name="P2"><text:span text:style-name="T1">15</text:span></text:p>
                <text:p text:style-name="P2"><text:span text:style-name="T1">16</text:span></text:p>
                <text:p text:style-name="P2"><text:span text:style-name="T1">17</text:span></text:p>
                <text:p text:style-name="P2"><text:span text:style-name="T1">18</text:span></text:p>
                <text:p text:style-name="P2"><text:span text:style-name="T1">19</text:span></text:p>
                <text:p text:style-name="P2"><text:span text:style-name="T1">20</text:span></text:p>
                <text:p text:style-name="P2"><text:span text:style-name="T1">21</text:span></text:p>
                <text:p text:style-name="P2"><text:span text:style-name="T1">22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8T13:08:47.605363991</meta:creation-date>
    <dc:date>2016-02-05T22:12:36.558200198</dc:date>
    <meta:editing-duration>PT59M</meta:editing-duration>
    <meta:editing-cycles>9</meta:editing-cycles>
    <meta:generator>LibreOffice/4.2.8.2$Linux_X86_64 LibreOffice_project/420m0$Build-2</meta:generator>
    <meta:document-statistic meta:object-count="27"/>
  </office:meta>
</office:document-meta>
</file>